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2cb49" officeooo:paragraph-rsid="0002cb49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2cb49" officeooo:paragraph-rsid="0002cb49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2a52" officeooo:paragraph-rsid="00042a52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b692" officeooo:paragraph-rsid="0004b692" style:font-size-asian="13.1000003814697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6071" officeooo:paragraph-rsid="00066071" style:font-size-asian="13.1000003814697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66071" style:font-weight-asian="normal" style:font-weight-complex="normal"/>
    </style:style>
    <style:style style:name="T5" style:family="text">
      <style:text-properties style:text-underline-style="none" officeooo:rsid="00066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rl <text:s/>+ alt + t<text:span text:style-name="T3"> → abre o terminal</text:span></text:p>
      <text:p text:style-name="P2"><text:span text:style-name="T3"/></text:p>
      <text:p text:style-name="P3">cd + diretório<text:span text:style-name="T3"> → vai para o dicionário especificado</text:span></text:p>
      <text:p text:style-name="P3"><text:span text:style-name="T3"/></text:p>
      <text:p text:style-name="P4">ls<text:span text:style-name="T3"> → lista todos os arquivos e diretórios contidos no diretório do momento OU especificado (lembrando que pode ser que seja necessário digitar o “endereço completo” do diretório que se quer dar um olhada, que não seja o que se está no momento)</text:span></text:p>
      <text:p text:style-name="P4"><text:span text:style-name="T3"/></text:p>
      <text:p text:style-name="P4">ls <text:s/>– a<text:span text:style-name="T3"> → mostra todos os arquivos e diretórios, inclusive os oculltos</text:span></text:p>
      <text:p text:style-name="P4"><text:span text:style-name="T3"/></text:p>
      <text:p text:style-name="P4">.<text:span text:style-name="T3"> → refere-se ao repositório atual</text:span></text:p>
      <text:p text:style-name="P4"><text:span text:style-name="T3"/></text:p>
      <text:p text:style-name="P4">..<text:span text:style-name="T3"> → refere-se ao território “pai” daquele que se está no momento, ou seja, o diretório logo acima</text:span></text:p>
      <text:p text:style-name="P4"><text:span text:style-name="T3"/></text:p>
      <text:p text:style-name="P4">cd /<text:span text:style-name="T3"> → vai para a raiz do pc</text:span></text:p>
      <text:p text:style-name="P4"><text:span text:style-name="T3"/></text:p>
      <text:p text:style-name="P4">cd/home<text:span text:style-name="T3"> → </text:span><text:span text:style-name="T4">vai para a pasta principal do pc</text:span></text:p>
      <text:p text:style-name="P4"><text:span text:style-name="T4"/></text:p>
      <text:p text:style-name="P5">clear ou ctrl + l</text:p>
      <text:p text:style-name="P4"><text:span text:style-name="T3"/></text:p>
      <text:p text:style-name="P4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14:15:34.612859183</meta:creation-date>
    <meta:generator>LibreOffice/7.3.5.2$Linux_X86_64 LibreOffice_project/30$Build-2</meta:generator>
    <dc:date>2022-08-13T15:49:30.824047618</dc:date>
    <meta:editing-duration>PT12M14S</meta:editing-duration>
    <meta:editing-cycles>4</meta:editing-cycles>
    <meta:document-statistic meta:table-count="0" meta:image-count="0" meta:object-count="0" meta:page-count="1" meta:paragraph-count="9" meta:word-count="120" meta:character-count="616" meta:non-whitespace-character-count="502"/>
  </office:meta>
</office:document-meta>
</file>